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ample Rate</text:p>
          </table:table-cell>
          <table:table-cell office:value-type="float" office:value="44100" calcext:value-type="float">
            <text:p>44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s / Ba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 Start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Start</text:p>
          </table:table-cell>
          <table:table-cell table:formula="of:=[.B1] * (([.B3]*[.B4]) / ([.B2]/60))" office:value-type="float" office:value="1824827.5862069" calcext:value-type="float">
            <text:p>1824827.5862069</text:p>
          </table:table-cell>
        </table:table-row>
        <table:table-row table:style-name="ro1">
          <table:table-cell office:value-type="string" calcext:value-type="string">
            <text:p>Bar End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End</text:p>
          </table:table-cell>
          <table:table-cell table:formula="of:=[.B1] * (([.B3]*[.B5]) / ([.B2]/60))" office:value-type="float" office:value="3649655.17241379" calcext:value-type="float">
            <text:p>3649655.17241379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float" office:value="7602613" calcext:value-type="float">
            <text:p>7602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22:37:46.953974566</meta:creation-date>
    <dc:date>2023-03-22T20:58:27.591450156</dc:date>
    <meta:editing-duration>PT2H32M30S</meta:editing-duration>
    <meta:editing-cycles>3</meta:editing-cycles>
    <meta:generator>LibreOffice/7.4.6.2$Linux_X86_64 LibreOffice_project/40$Build-2</meta:generator>
    <meta:document-statistic meta:table-count="1" meta:cell-count="15" meta:object-count="0"/>
  </office:meta>
</office:document-meta>
</file>